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9ebb" officeooo:paragraph-rsid="00129ebb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1775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cec1" officeooo:paragraph-rsid="0015cec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8791" officeooo:paragraph-rsid="00178791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officeooo:rsid="00178791" officeooo:paragraph-rsid="0017879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29e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29ebb"/>
    </style:style>
    <style:style style:name="T4" style:family="text">
      <style:text-properties style:font-name="Times New Roman" fo:font-size="12pt" fo:font-weight="normal" officeooo:rsid="00117757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9ebb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5cec1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78791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officeooo:rsid="00129ebb" style:font-size-asian="10.5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15cec1" style:font-size-asian="10.5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78791" style:font-size-asian="10.5pt" style:font-weight-asian="bold" style:font-size-complex="12pt" style:font-weight-complex="bold"/>
    </style:style>
    <style:style style:name="T11" style:family="text">
      <style:text-properties officeooo:rsid="0013a018"/>
    </style:style>
    <style:style style:name="T12" style:family="text">
      <style:text-properties officeooo:rsid="00151f23"/>
    </style:style>
    <style:style style:name="T13" style:family="text">
      <style:text-properties officeooo:rsid="0015b014"/>
    </style:style>
    <style:style style:name="T14" style:family="text">
      <style:text-properties officeooo:rsid="0015cec1"/>
    </style:style>
    <style:style style:name="T15" style:family="text">
      <style:text-properties officeooo:rsid="001787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4">Atividade APS – 2020.2</text:p>
      <text:p text:style-name="P4">Professor Jefferson de Carvalho <text:span text:style-name="T13">Silva</text:span></text:p>
      <text:p text:style-name="P4"/>
      <text:p text:style-name="P2"><text:span text:style-name="T2">A</text:span>tividade 0<text:span text:style-name="T15">7</text:span></text:p>
      <text:p text:style-name="P2"/>
      <text:p text:style-name="P5">Dado o sistema implementado na Atividade 02 (Sistema de Locadora), crie <text:span text:style-name="T3">usando qualquer ferramenta UML, os seguintes diagramas:</text:span></text:p>
      <text:p text:style-name="P5"/>
      <text:p text:style-name="P14"><text:span text:style-name="T8">Diagrama </text:span><text:span text:style-name="T9">de </text:span><text:span text:style-name="T10">Estados</text:span></text:p>
      <text:p text:style-name="P3"/>
      <text:list xml:id="list3220634979" text:style-name="L1">
        <text:list-item>
          <text:p text:style-name="P10">Pelo menos <text:span text:style-name="T15">cinco</text:span> <text:span text:style-name="T15">estados</text:span></text:p>
          <text:p text:style-name="P10"/>
        </text:list-item>
      </text:list>
      <text:p text:style-name="P12">Diagrama de Atividades</text:p>
      <text:p text:style-name="P12"/>
      <text:list xml:id="list3000479584" text:style-name="L3">
        <text:list-item>
          <text:p text:style-name="P13">Pelo menos cinco atividades</text:p>
        </text:list-item>
      </text:list>
      <text:p text:style-name="P5"/>
      <text:p text:style-name="P6">Gere os diagramas (e o código fonte dos diagramas se tiver usando o PLANTUML ou o arquivo-fonte da ferramenta que você usou para gerar os diagramas, como o ASTAH). </text:p>
      <text:p text:style-name="P6"/>
      <text:p text:style-name="P6">Os diagramas podem ser salvos como imagem ou um PDF.</text:p>
      <text:p text:style-name="P6"/>
      <text:p text:style-name="P6">Compacte todos os arquivos <text:span text:style-name="T11">(FORMATO ZIP ou RAR ou TAR)</text:span> e envie para o SIPPA, atividade A0<text:span text:style-name="T15">7</text:span>. Verifiq<text:span text:style-name="T12">ue se o arquivo enviado é VÁLIDO.</text:span></text:p>
      <text:p text:style-name="P6"/>
      <text:p text:style-name="P6">O trabalho é <text:span text:style-name="T1">individual</text:span></text:p>
      <text:p text:style-name="P5"/>
      <text:p text:style-name="P9"><text:span text:style-name="T4">PRAZO: </text:span><text:span text:style-name="T7">21</text:span><text:span text:style-name="T4">/0</text:span><text:span text:style-name="T7">3</text:span><text:span text:style-name="T4">/2021</text:span></text:p>
      <text:p text:style-name="P2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3-07T14:01:34.314000000</dc:date>
    <meta:editing-duration>PT6H52M27S</meta:editing-duration>
    <meta:editing-cycles>8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14" meta:character-count="681" meta:non-whitespace-character-count="581"/>
  </office:meta>
</office:document-meta>
</file>